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>
      <style:table-properties style:width="15.921cm" fo:margin-left="0.002cm" fo:margin-top="0cm" fo:margin-bottom="0cm" table:align="left" style:writing-mode="page"/>
    </style:style>
    <style:style style:name="Table1.A" style:family="table-column">
      <style:table-column-properties style:column-width="7.056cm"/>
    </style:style>
    <style:style style:name="Table1.B" style:family="table-column">
      <style:table-column-properties style:column-width="8.86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5e8f0" fo:padding-left="0.212cm" fo:padding-right="0.212cm" fo:padding-top="0.141cm" fo:padding-bottom="0.141cm" fo:border="0.1pt solid #cccccc">
        <style:background-image/>
      </style:table-cell-properties>
    </style:style>
    <style:style style:name="Table1.A2" style:family="table-cell">
      <style:table-cell-properties fo:padding-left="0.212cm" fo:padding-right="0.212cm" fo:padding-top="0.141cm" fo:padding-bottom="0.141cm" fo:border="0.1pt solid #cccccc"/>
    </style:style>
    <style:style style:name="Table1.B2" style:family="table-cell">
      <style:table-cell-properties fo:padding-left="0.212cm" fo:padding-right="0.212cm" fo:padding-top="0.141cm" fo:padding-bottom="0.141cm" fo:border="0.1pt solid #cccccc"/>
    </style:style>
    <style:style style:name="Table1.A3" style:family="table-cell">
      <style:table-cell-properties fo:padding-left="0.212cm" fo:padding-right="0.212cm" fo:padding-top="0.141cm" fo:padding-bottom="0.141cm" fo:border="0.1pt solid #cccccc"/>
    </style:style>
    <style:style style:name="Table1.B3" style:family="table-cell">
      <style:table-cell-properties fo:padding-left="0.212cm" fo:padding-right="0.212cm" fo:padding-top="0.141cm" fo:padding-bottom="0.141cm" fo:border="0.1pt solid #cccccc"/>
    </style:style>
    <style:style style:name="Table1.A4" style:family="table-cell">
      <style:table-cell-properties fo:padding-left="0.212cm" fo:padding-right="0.212cm" fo:padding-top="0.141cm" fo:padding-bottom="0.141cm" fo:border="0.1pt solid #cccccc"/>
    </style:style>
    <style:style style:name="Table1.B4" style:family="table-cell">
      <style:table-cell-properties fo:padding-left="0.212cm" fo:padding-right="0.212cm" fo:padding-top="0.141cm" fo:padding-bottom="0.141cm" fo:border="0.1pt solid #cccccc"/>
    </style:style>
    <style:style style:name="Table1.A5" style:family="table-cell">
      <style:table-cell-properties fo:padding-left="0.212cm" fo:padding-right="0.212cm" fo:padding-top="0.141cm" fo:padding-bottom="0.141cm" fo:border="0.1pt solid #cccccc"/>
    </style:style>
    <style:style style:name="Table1.B5" style:family="table-cell">
      <style:table-cell-properties fo:padding-left="0.212cm" fo:padding-right="0.212cm" fo:padding-top="0.141cm" fo:padding-bottom="0.141cm" fo:border="0.1pt solid #cccccc"/>
    </style:style>
    <style:style style:name="Table1.A6" style:family="table-cell">
      <style:table-cell-properties fo:padding-left="0.212cm" fo:padding-right="0.212cm" fo:padding-top="0.141cm" fo:padding-bottom="0.141cm" fo:border="0.1pt solid #cccccc"/>
    </style:style>
    <style:style style:name="Table1.B6" style:family="table-cell">
      <style:table-cell-properties fo:padding-left="0.212cm" fo:padding-right="0.212cm" fo:padding-top="0.141cm" fo:padding-bottom="0.141cm" fo:border="0.1pt solid #cccccc"/>
    </style:style>
    <style:style style:name="P1" style:family="paragraph" style:parent-style-name="Standard">
      <style:paragraph-properties fo:margin-top="0.847cm" fo:margin-bottom="0.423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3" style:family="paragraph" style:parent-style-name="Standard">
      <style:paragraph-properties fo:margin-top="0cm" fo:margin-bottom="0.847cm" style:contextual-spacing="false" fo:text-align="center" style:justify-single-word="false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2e75b6"/>
    </style:style>
    <style:style style:name="P5" style:family="paragraph" style:parent-style-name="List_20_Paragraph" style:list-style-name="WWNum2"/>
    <style:style style:name="P6" style:family="paragraph" style:parent-style-name="Standard">
      <loext:graphic-properties draw:fill="solid" draw:fill-color="#f2f2f2"/>
      <style:paragraph-properties fo:margin-left="1.27cm" fo:background-color="#f2f2f2"/>
    </style:style>
    <style:style style:name="T1" style:family="text">
      <style:text-properties fo:color="#1f4e79" loext:opacity="100%" style:font-name="Arial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2" style:family="text">
      <style:text-properties fo:color="#2e75b6" loext:opacity="100%" style:font-name="Arial" fo:font-size="13pt" style:font-name-asian="Arial2" style:font-size-asian="13pt" style:font-name-complex="Arial2" style:font-size-complex="13pt"/>
    </style:style>
    <style:style style:name="T3" style:family="text">
      <style:text-properties fo:color="#888888" loext:opacity="100%" fo:font-size="11pt" fo:font-style="italic" style:font-size-asian="11pt" style:font-style-asian="italic" style:font-size-complex="11pt" style:font-style-complex="italic"/>
    </style:style>
    <style:style style:name="T4" style:family="text">
      <style:text-properties fo:color="#1f4e79" loext:opacity="100%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c00000" loext:opacity="100%"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2e75b6" loext:opacity="100%"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333333" loext:opacity="100%" fo:font-family="'Courier New'" style:font-family-generic="roman" style:font-pitch="variable" fo:font-size="9pt" style:font-family-asian="'Courier New'" style:font-family-generic-asian="system" style:font-pitch-asian="variable" style:font-size-asian="9pt" style:font-family-complex="'Courier New'" style:font-family-generic-complex="system" style:font-pitch-complex="variable" style:font-size-complex="9pt"/>
    </style:style>
    <style:style style:name="T10" style:family="text">
      <style:text-properties fo:color="#375623" loext:opacity="100%" fo:font-size="11pt" fo:font-style="italic" style:font-size-asian="11pt" style:font-style-asian="italic" style:font-size-complex="11pt" style:font-style-complex="italic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family="'Courier New'" style:font-family-generic="roman" style:font-pitch="variable" fo:font-size="9pt" style:font-family-asian="'Courier New'" style:font-family-generic-asian="system" style:font-pitch-asian="variable" style:font-size-asian="9pt" style:font-family-complex="'Courier New'" style:font-family-generic-complex="system" style:font-pitch-complex="variable" style:font-size-complex="9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2e75b6" loext:opacity="100%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lightradar24 Setup Guide</text:span></text:p>
      <text:p text:style-name="P2"><text:span text:style-name="T2">Raspberry Pi Model B Plus — Raspbian Bookworm</text:span></text:p>
      <text:p text:style-name="P3"><text:span text:style-name="T3">RTL-SDR / Edimax EW-7811Un WiFi Dongle / FR24 Feed</text:span></text:p>
      <text:p text:style-name="P4"/>
      <text:p text:style-name="Standard"/>
      <text:h text:style-name="Heading_20_1" text:outline-level="1"><text:span text:style-name="T4">1. Overview</text:span></text:h>
      <text:p text:style-name="Standard"><text:span text:style-name="T5">This guide describes the complete setup of a Flightradar24 ADS-B feeder on a Raspberry Pi Model B Plus (ARMv6/BCM2835) running Raspbian Bookworm. It covers WiFi configuration, fr24feed and dump1090 installation, and the local web map interface.</text:span></text:p>
      <text:p text:style-name="Standard"/>
      <text:p text:style-name="Standard"><text:span text:style-name="T6">Architecture:</text:span></text:p>
      <text:list text:style-name="WWNum2">
        <text:list-item text:start-value="1">
          <text:p text:style-name="P5"><text:span text:style-name="T5">dump1090-mutability — reads from RTL-SDR dongle, writes JSON, serves Beast TCP on port 30005</text:span></text:p>
        </text:list-item>
        <text:list-item>
          <text:p text:style-name="P5"><text:span text:style-name="T5">fr24feed — connects to dump1090 via Beast TCP on port 30005, feeds data to Flightradar24</text:span></text:p>
        </text:list-item>
        <text:list-item>
          <text:p text:style-name="P5"><text:span text:style-name="T5">lighttpd — serves the local gmap.html flight map web interface</text:span></text:p>
        </text:list-item>
      </text:list>
      <text:p text:style-name="Standard"/>
      <text:p text:style-name="Standard"><text:span text:style-name="T7">⚠️ <text:s/>The Raspberry Pi Model B Plus uses ARMv6. Only fr24feed version 1.0.55-1 or later supports ARMv6. Always pin the package after install to prevent auto-upgrades breaking it.</text:span></text:p>
      <text:p text:style-name="Standard"/>
      <text:p text:style-name="P4"/>
      <text:p text:style-name="Standard"/>
      <text:h text:style-name="Heading_20_1" text:outline-level="1"><text:span text:style-name="T4">2. Prerequisites</text:span></text:h>
      <text:list text:continue-numbering="true" text:style-name="WWNum2">
        <text:list-item>
          <text:p text:style-name="P5"><text:span text:style-name="T5">Raspberry Pi Model B Plus with fresh Raspbian Bookworm SD card</text:span></text:p>
        </text:list-item>
        <text:list-item>
          <text:p text:style-name="P5"><text:span text:style-name="T5">Edimax EW-7811Un WiFi USB dongle (RTL8188CUS chip)</text:span></text:p>
        </text:list-item>
        <text:list-item>
          <text:p text:style-name="P5"><text:span text:style-name="T5">RTL-SDR USB dongle with ADS-B antenna</text:span></text:p>
        </text:list-item>
        <text:list-item>
          <text:p text:style-name="P5"><text:span text:style-name="T5">Temporary wired ethernet connection for initial setup</text:span></text:p>
        </text:list-item>
        <text:list-item>
          <text:p text:style-name="P5"><text:span text:style-name="T5">Your Flightradar24 sharing key (fr24key)</text:span></text:p>
        </text:list-item>
        <text:list-item>
          <text:p text:style-name="P5"><text:span text:style-name="T5">Your WiFi SSID and password</text:span></text:p>
        </text:list-item>
      </text:list>
      <text:p text:style-name="Standard"/>
      <text:p text:style-name="P4"/>
      <text:p text:style-name="Standard"/>
      <text:h text:style-name="Heading_20_1" text:outline-level="1"><text:span text:style-name="T4">3. WiFi Configuration</text:span></text:h>
      <text:p text:style-name="Standard"><text:span text:style-name="T5">The Edimax EW-7811Un dongle uses the RTL8188CUS chip which has issues with WPA3 and power management on Bookworm. Follow these steps carefully.</text:span></text:p>
      <text:p text:style-name="Standard"/>
      <text:h text:style-name="Heading_20_2" text:outline-level="2"><text:span text:style-name="T8">3.1 Verify the dongle is detected</text:span></text:h>
      <text:p text:style-name="P6"><text:span text:style-name="T9">lsusb</text:span></text:p>
      <text:p text:style-name="Standard"><text:soft-page-break/><text:span text:style-name="T5">You should see: Edimax Technology Co., Ltd EW-7811Un 802.11n Wireless Adapter [Realtek RTL8188CUS]</text:span></text:p>
      <text:p text:style-name="Standard"/>
      <text:h text:style-name="Heading_20_2" text:outline-level="2"><text:span text:style-name="T8">3.2 Scan for available networks</text:span></text:h>
      <text:p text:style-name="P6"><text:span text:style-name="T9">sudo nmcli device wifi rescan &amp;&amp; sleep 3 &amp;&amp; sudo nmcli device wifi list</text:span></text:p>
      <text:p text:style-name="Standard"><text:span text:style-name="T5">Your network should appear in the list. If it does not, run the rescan command again.</text:span></text:p>
      <text:p text:style-name="Standard"/>
      <text:h text:style-name="Heading_20_2" text:outline-level="2"><text:span text:style-name="T8">3.3 Create a WPA2-forced connection profile</text:span></text:h>
      <text:p text:style-name="Standard"><text:span text:style-name="T5">The RTL8188CUS cannot handle WPA3 negotiation. Force WPA2 explicitly:</text:span></text:p>
      <text:p text:style-name="P6"><text:span text:style-name="T9">sudo nmcli connection add type wifi ifname wlan0 con-name "YourSSID" ssid "YourSSID" \</text:span></text:p>
      <text:p text:style-name="P6"><text:span text:style-name="T9"><text:s text:c="2"/>wifi-sec.key-mgmt wpa-psk \</text:span></text:p>
      <text:p text:style-name="P6"><text:span text:style-name="T9"><text:s text:c="2"/>wifi-sec.psk "YourPassword" \</text:span></text:p>
      <text:p text:style-name="P6"><text:span text:style-name="T9"><text:s text:c="2"/>wifi-sec.proto rsn \</text:span></text:p>
      <text:p text:style-name="P6"><text:span text:style-name="T9"><text:s text:c="2"/>wifi-sec.pairwise ccmp \</text:span></text:p>
      <text:p text:style-name="P6"><text:span text:style-name="T9"><text:s text:c="2"/>wifi-sec.group ccmp</text:span></text:p>
      <text:p text:style-name="Standard"/>
      <text:p text:style-name="P6"><text:span text:style-name="T9">sudo nmcli connection up "YourSSID"</text:span></text:p>
      <text:p text:style-name="Standard"/>
      <text:p text:style-name="Standard"><text:span text:style-name="T7">⚠️ <text:s/>If connection fails with 'network not found', try: sudo nmcli radio wifi off &amp;&amp; sudo nmcli radio wifi on — then retry the connection up command.</text:span></text:p>
      <text:p text:style-name="Standard"/>
      <text:h text:style-name="Heading_20_2" text:outline-level="2"><text:span text:style-name="T8">3.4 Disable WiFi power saving</text:span></text:h>
      <text:p text:style-name="Standard"><text:span text:style-name="T5">Without this, the WiFi connection will drop after a few minutes and never reconnect:</text:span></text:p>
      <text:p text:style-name="P6"><text:span text:style-name="T9">sudo nano /etc/NetworkManager/conf.d/wifi-powersave-off.conf</text:span></text:p>
      <text:p text:style-name="Standard"><text:span text:style-name="T5">Add the following content:</text:span></text:p>
      <text:p text:style-name="P6"><text:span text:style-name="T9">[connection]</text:span></text:p>
      <text:p text:style-name="P6"><text:span text:style-name="T9">wifi.powersave = 2</text:span></text:p>
      <text:p text:style-name="Standard"/>
      <text:p text:style-name="P6"><text:span text:style-name="T9">sudo systemctl restart NetworkManager</text:span></text:p>
      <text:p text:style-name="Standard"/>
      <text:h text:style-name="Heading_20_2" text:outline-level="2"><text:span text:style-name="T8">3.5 Verify WiFi is working</text:span></text:h>
      <text:p text:style-name="P6"><text:span text:style-name="T9">ip a s wlan0</text:span></text:p>
      <text:p text:style-name="P6"><text:span text:style-name="T9">ping -c 4 8.8.8.8 -I wlan0</text:span></text:p>
      <text:p text:style-name="Standard"><text:span text:style-name="T5">wlan0 should have an IP address and ping should show 0% packet loss.</text:span></text:p>
      <text:p text:style-name="Standard"/>
      <text:p text:style-name="P4"/>
      <text:p text:style-name="Standard"/>
      <text:h text:style-name="Heading_20_1" text:outline-level="1"><text:span text:style-name="T4">4. Blacklist RTL-SDR Kernel Modules</text:span></text:h>
      <text:p text:style-name="Standard"><text:span text:style-name="T5">The default DVB kernel modules will grab the RTL-SDR dongle and prevent fr24feed from using it. Blacklist them permanently:</text:span></text:p>
      <text:p text:style-name="Standard"/>
      <text:p text:style-name="P6"><text:span text:style-name="T9">sudo nano /etc/modprobe.d/blacklist-rtl.conf</text:span></text:p>
      <text:p text:style-name="Standard"><text:span text:style-name="T5">Add the following lines:</text:span></text:p>
      <text:p text:style-name="P6"><text:span text:style-name="T9">blacklist dvb_usb_rtl28xxu</text:span></text:p>
      <text:p text:style-name="P6"><text:span text:style-name="T9">blacklist rtl2832</text:span></text:p>
      <text:p text:style-name="P6"><text:span text:style-name="T9">blacklist rtl2830</text:span></text:p>
      <text:p text:style-name="P6"><text:span text:style-name="T9">blacklist e4000</text:span></text:p>
      <text:p text:style-name="Standard"/>
      <text:p text:style-name="Standard"><text:span text:style-name="T10">💡 <text:s/>The WiFi dongle uses rtl8192cu which is a different driver — do NOT blacklist it.</text:span></text:p>
      <text:p text:style-name="Standard"><text:soft-page-break/></text:p>
      <text:p text:style-name="Standard"><text:span text:style-name="T5">Reboot to apply:</text:span></text:p>
      <text:p text:style-name="P6"><text:span text:style-name="T9">sudo reboot</text:span></text:p>
      <text:p text:style-name="Standard"/>
      <text:p text:style-name="Standard"><text:span text:style-name="T5">Verify after reboot that the modules are not loaded:</text:span></text:p>
      <text:p text:style-name="P6"><text:span text:style-name="T9">lsmod | grep -E 'rtl2832|dvb_usb_rtl'</text:span></text:p>
      <text:p text:style-name="Standard"><text:span text:style-name="T5">This should return no output.</text:span></text:p>
      <text:p text:style-name="Standard"/>
      <text:p text:style-name="P4"/>
      <text:p text:style-name="Standard"/>
      <text:h text:style-name="Heading_20_1" text:outline-level="1"><text:span text:style-name="T4">5. Install fr24feed</text:span></text:h>
      <text:p text:style-name="Standard"/>
      <text:h text:style-name="Heading_20_2" text:outline-level="2"><text:span text:style-name="T8">5.1 Add the FR24 repository</text:span></text:h>
      <text:p text:style-name="Standard"><text:span text:style-name="T7">⚠️ <text:s/>Use HTTP (not HTTPS) — the FR24 repo has a TLS certificate mismatch that blocks HTTPS.</text:span></text:p>
      <text:p text:style-name="P6"><text:span text:style-name="T9">sudo bash -c "echo 'deb [trusted=yes] http://repo.feed.flightradar24.com flightradar24 raspberrypi-stable' &gt; /etc/apt/sources.list.d/fr24feed.list"</text:span></text:p>
      <text:p text:style-name="Standard"/>
      <text:p text:style-name="P6"><text:span text:style-name="T9">sudo apt-get update</text:span></text:p>
      <text:p text:style-name="Standard"/>
      <text:h text:style-name="Heading_20_2" text:outline-level="2"><text:span text:style-name="T8">5.2 Install fr24feed</text:span></text:h>
      <text:p text:style-name="P6"><text:span text:style-name="T9">sudo apt-get install fr24feed</text:span></text:p>
      <text:p text:style-name="Standard"/>
      <text:h text:style-name="Heading_20_2" text:outline-level="2"><text:span text:style-name="T8">5.3 Pin fr24feed immediately</text:span></text:h>
      <text:p text:style-name="Standard"><text:span text:style-name="T5">This prevents auto-upgrades from replacing the ARMv6-compatible binary with an incompatible one:</text:span></text:p>
      <text:p text:style-name="P6"><text:span text:style-name="T9">sudo apt-mark hold fr24feed</text:span></text:p>
      <text:p text:style-name="Standard"/>
      <text:h text:style-name="Heading_20_2" text:outline-level="2"><text:span text:style-name="T8">5.4 Verify the binary works</text:span></text:h>
      <text:p text:style-name="P6"><text:span text:style-name="T9">fr24feed --version</text:span></text:p>
      <text:p text:style-name="Standard"><text:span text:style-name="T5">Should output: 1.0.55-1 (or later). If it shows 'Segmentation fault', the wrong architecture package was installed.</text:span></text:p>
      <text:p text:style-name="Standard"/>
      <text:p text:style-name="P4"/>
      <text:p text:style-name="Standard"/>
      <text:h text:style-name="Heading_20_1" text:outline-level="1"><text:span text:style-name="T4">6. Install dump1090-mutability</text:span></text:h>
      <text:p text:style-name="Standard"/>
      <text:h text:style-name="Heading_20_2" text:outline-level="2"><text:span text:style-name="T8">6.1 Install the package</text:span></text:h>
      <text:p text:style-name="P6"><text:span text:style-name="T9">sudo apt-get install dump1090-mutability</text:span></text:p>
      <text:p text:style-name="Standard"/>
      <text:h text:style-name="Heading_20_2" text:outline-level="2"><text:soft-page-break/><text:span text:style-name="T8">6.2 Create the symlink for fr24feed</text:span></text:h>
      <text:p text:style-name="Standard"><text:span text:style-name="T5">fr24feed looks for dump1090 at /usr/lib/fr24/dump1090 but it is installed at /usr/bin/dump1090-mutability:</text:span></text:p>
      <text:p text:style-name="P6"><text:span text:style-name="T9">sudo ln -s /usr/bin/dump1090-mutability /usr/lib/fr24/dump1090</text:span></text:p>
      <text:p text:style-name="Standard"/>
      <text:h text:style-name="Heading_20_2" text:outline-level="2"><text:span text:style-name="T8">6.3 Enable and configure dump1090</text:span></text:h>
      <text:p text:style-name="P6"><text:span text:style-name="T9">sudo nano /etc/default/dump1090-mutability</text:span></text:p>
      <text:p text:style-name="Standard"><text:span text:style-name="T5">Make the following changes:</text:span></text:p>
      <text:list text:continue-numbering="true" text:style-name="WWNum2">
        <text:list-item>
          <text:p text:style-name="P5"><text:span text:style-name="T5">Set START_DUMP1090="yes"</text:span></text:p>
        </text:list-item>
        <text:list-item>
          <text:p text:style-name="P5"><text:span text:style-name="T5">Set NET_BIND_ADDRESS="0.0.0.0" (allows access from your network)</text:span></text:p>
        </text:list-item>
      </text:list>
      <text:p text:style-name="Standard"/>
      <text:p text:style-name="Standard"><text:span text:style-name="T5">Or use sed to do it in one step:</text:span></text:p>
      <text:p text:style-name="P6"><text:span text:style-name="T9">sudo sed -i 's/START_DUMP1090="no"/START_DUMP1090="yes"/' /etc/default/dump1090-mutability</text:span></text:p>
      <text:p text:style-name="P6"><text:span text:style-name="T9">sudo sed -i 's/NET_BIND_ADDRESS="127.0.0.1"/NET_BIND_ADDRESS="0.0.0.0"/' /etc/default/dump1090-mutability</text:span></text:p>
      <text:p text:style-name="Standard"/>
      <text:p text:style-name="Standard"><text:span text:style-name="T5">Verify the changes:</text:span></text:p>
      <text:p text:style-name="P6"><text:span text:style-name="T9">grep START_DUMP1090 /etc/default/dump1090-mutability</text:span></text:p>
      <text:p text:style-name="P6"><text:span text:style-name="T9">grep NET_BIND_ADDRESS /etc/default/dump1090-mutability</text:span></text:p>
      <text:p text:style-name="Standard"/>
      <text:h text:style-name="Heading_20_2" text:outline-level="2"><text:span text:style-name="T8">6.4 Enable and start dump1090</text:span></text:h>
      <text:p text:style-name="P6"><text:span text:style-name="T9">sudo systemctl enable dump1090-mutability</text:span></text:p>
      <text:p text:style-name="P6"><text:span text:style-name="T9">sudo systemctl start dump1090-mutability</text:span></text:p>
      <text:p text:style-name="P6"><text:span text:style-name="T9">sudo systemctl status dump1090-mutability</text:span></text:p>
      <text:p text:style-name="Standard"/>
      <text:p text:style-name="Standard"><text:span text:style-name="T5">Verify it is listening on the expected ports:</text:span></text:p>
      <text:p text:style-name="P6"><text:span text:style-name="T9">sudo ss -tlnp | grep dump1090</text:span></text:p>
      <text:p text:style-name="Standard"><text:span text:style-name="T5">You should see ports 30001, 30002, 30003, 30004, 30005, 30104 all listening.</text:span></text:p>
      <text:p text:style-name="Standard"/>
      <text:p text:style-name="P4"/>
      <text:p text:style-name="Standard"/>
      <text:h text:style-name="Heading_20_1" text:outline-level="1"><text:span text:style-name="T4">7. Configure fr24feed</text:span></text:h>
      <text:p text:style-name="Standard"/>
      <text:h text:style-name="Heading_20_2" text:outline-level="2"><text:span text:style-name="T8">7.1 Create the configuration file</text:span></text:h>
      <text:p text:style-name="P6"><text:span text:style-name="T9">sudo nano /etc/fr24feed.ini</text:span></text:p>
      <text:p text:style-name="Standard"><text:span text:style-name="T5">Add the following content (replace YOUR_FR24KEY with your actual key):</text:span></text:p>
      <text:p text:style-name="P6"><text:span text:style-name="T9">receiver="beast-tcp"</text:span></text:p>
      <text:p text:style-name="P6"><text:span text:style-name="T9">host="127.0.0.1:30005"</text:span></text:p>
      <text:p text:style-name="P6"><text:span text:style-name="T9">fr24key="YOUR_FR24KEY"</text:span></text:p>
      <text:p text:style-name="P6"><text:span text:style-name="T9">bs="no"</text:span></text:p>
      <text:p text:style-name="P6"><text:span text:style-name="T9">raw="no"</text:span></text:p>
      <text:p text:style-name="P6"><text:span text:style-name="T9">logmode="0"</text:span></text:p>
      <text:p text:style-name="P6"><text:span text:style-name="T9">logpath="/var/log/fr24feed"</text:span></text:p>
      <text:p text:style-name="P6"><text:span text:style-name="T9">mlat="no"</text:span></text:p>
      <text:p text:style-name="P6"><text:span text:style-name="T9">mlat-without-gps="no"</text:span></text:p>
      <text:p text:style-name="P6"><text:span text:style-name="T9">bind-interface="0.0.0.0"</text:span></text:p>
      <text:p text:style-name="Standard"/>
      <text:p text:style-name="Standard"><text:span text:style-name="T7">⚠️ <text:s/>The receiver=beast-tcp mode makes fr24feed connect to the already-running dump1090 instance rather than spawning its own. This is required for the local web map to work correctly.</text:span></text:p>
      <text:p text:style-name="Standard"><text:soft-page-break/></text:p>
      <text:h text:style-name="Heading_20_2" text:outline-level="2"><text:span text:style-name="T8">7.2 Enable and start fr24feed</text:span></text:h>
      <text:p text:style-name="P6"><text:span text:style-name="T9">sudo systemctl enable fr24feed</text:span></text:p>
      <text:p text:style-name="P6"><text:span text:style-name="T9">sudo systemctl start fr24feed</text:span></text:p>
      <text:p text:style-name="P6"><text:span text:style-name="T9">sudo systemctl status fr24feed</text:span></text:p>
      <text:p text:style-name="Standard"/>
      <text:p text:style-name="Standard"><text:span text:style-name="T5">Verify fr24feed is receiving and sending aircraft data:</text:span></text:p>
      <text:p text:style-name="P6"><text:span text:style-name="T9">sudo journalctl -u fr24feed -n 20 --no-pager</text:span></text:p>
      <text:p text:style-name="Standard"><text:span text:style-name="T5">Look for lines like: [feed][i]sent 35,0 AC — this confirms data is flowing.</text:span></text:p>
      <text:p text:style-name="Standard"/>
      <text:p text:style-name="P4"/>
      <text:p text:style-name="Standard"/>
      <text:h text:style-name="Heading_20_1" text:outline-level="1"><text:span text:style-name="T4">8. Install the Web Map Interface</text:span></text:h>
      <text:p text:style-name="Standard"/>
      <text:h text:style-name="Heading_20_2" text:outline-level="2"><text:span text:style-name="T8">8.1 Install lighttpd</text:span></text:h>
      <text:p text:style-name="P6"><text:span text:style-name="T9">sudo apt-get install lighttpd</text:span></text:p>
      <text:p text:style-name="Standard"/>
      <text:h text:style-name="Heading_20_2" text:outline-level="2"><text:span text:style-name="T8">8.2 Enable the dump1090 module</text:span></text:h>
      <text:p text:style-name="P6"><text:span text:style-name="T9">sudo lighty-enable-mod dump1090</text:span></text:p>
      <text:p text:style-name="P6"><text:span text:style-name="T9">sudo service lighttpd force-reload</text:span></text:p>
      <text:p text:style-name="Standard"/>
      <text:h text:style-name="Heading_20_2" text:outline-level="2"><text:span text:style-name="T8">8.3 Verify the web interface is working</text:span></text:h>
      <text:p text:style-name="Standard"><text:span text:style-name="T5">Open a browser and go to:</text:span></text:p>
      <text:p text:style-name="P6"><text:span text:style-name="T9">http://&lt;your-pi-ip&gt;/dump1090/gmap.html</text:span></text:p>
      <text:p text:style-name="Standard"><text:span text:style-name="T5">Aircraft should be visible on the map with no error message.</text:span></text:p>
      <text:p text:style-name="Standard"/>
      <text:p text:style-name="Standard"><text:span text:style-name="T10">💡 <text:s/>Find your Pi's IP address with: ip a s wlan0</text:span></text:p>
      <text:p text:style-name="Standard"/>
      <text:p text:style-name="P4"/>
      <text:p text:style-name="Standard"/>
      <text:h text:style-name="Heading_20_1" text:outline-level="1"><text:span text:style-name="T4">9. Final Verification</text:span></text:h>
      <text:p text:style-name="Standard"><text:span text:style-name="T5">After a reboot, verify all services started correctly:</text:span></text:p>
      <text:p text:style-name="Standard"/>
      <text:p text:style-name="P6"><text:span text:style-name="T9">sudo reboot</text:span></text:p>
      <text:p text:style-name="Standard"/>
      <text:p text:style-name="Standard"><text:span text:style-name="T5">After reboot:</text:span></text:p>
      <text:p text:style-name="P6"><text:span text:style-name="T9">sudo systemctl status fr24feed</text:span></text:p>
      <text:p text:style-name="P6"><text:span text:style-name="T9">sudo systemctl status dump1090-mutability</text:span></text:p>
      <text:p text:style-name="P6"><text:span text:style-name="T9">sudo systemctl status lighttpd</text:span></text:p>
      <text:p text:style-name="P6"><text:span text:style-name="T9">ps aux | grep dump1090</text:span></text:p>
      <text:p text:style-name="P6"><text:span text:style-name="T9">ip a s wlan0</text:span></text:p>
      <text:p text:style-name="P6"><text:span text:style-name="T9">ping -c 4 8.8.8.8 -I wlan0</text:span></text:p>
      <text:p text:style-name="Standard"/>
      <text:p text:style-name="Standard"><text:span text:style-name="T6">Expected results:</text:span></text:p>
      <text:list text:continue-numbering="true" text:style-name="WWNum2">
        <text:list-item>
          <text:p text:style-name="P5"><text:span text:style-name="T5">fr24feed: active (running)</text:span></text:p>
        </text:list-item>
        <text:list-item>
          <text:p text:style-name="P5"><text:span text:style-name="T5">dump1090-mutability: active (running)</text:span></text:p>
        </text:list-item>
        <text:list-item>
          <text:p text:style-name="P5"><text:soft-page-break/><text:span text:style-name="T5">lighttpd: active (running)</text:span></text:p>
        </text:list-item>
        <text:list-item>
          <text:p text:style-name="P5"><text:span text:style-name="T5">Only ONE dump1090 process visible in ps aux</text:span></text:p>
        </text:list-item>
        <text:list-item>
          <text:p text:style-name="P5"><text:span text:style-name="T5">wlan0 has an IP address</text:span></text:p>
        </text:list-item>
        <text:list-item>
          <text:p text:style-name="P5"><text:span text:style-name="T5">Ping shows 0% packet loss</text:span></text:p>
        </text:list-item>
      </text:list>
      <text:p text:style-name="Standard"/>
      <text:p text:style-name="Standard"><text:span text:style-name="T5">Also check the FR24 dashboard and local map:</text:span></text:p>
      <text:list text:continue-numbering="true" text:style-name="WWNum2">
        <text:list-item>
          <text:p text:style-name="P5"><text:span text:style-name="T5">http://&lt;your-pi-ip&gt;:8754/ — FR24 feeder dashboard showing aircraft count</text:span></text:p>
        </text:list-item>
        <text:list-item>
          <text:p text:style-name="P5"><text:span text:style-name="T5">http://&lt;your-pi-ip&gt;/dump1090/gmap.html — local map with no error message</text:span></text:p>
        </text:list-item>
      </text:list>
      <text:p text:style-name="Standard"/>
      <text:p text:style-name="P4"/>
      <text:p text:style-name="Standard"/>
      <text:h text:style-name="Heading_20_1" text:outline-level="1"><text:span text:style-name="T4">10. Known Issues &amp; Solutions</text:span></text:h>
      <text:p text:style-name="Standard"/>
      <text:h text:style-name="Heading_20_2" text:outline-level="2"><text:span text:style-name="T8">fr24feed segfaults on --version</text:span></text:h>
      <text:p text:style-name="Standard"><text:span text:style-name="T5">Cause: Wrong architecture package (armhf) installed on ARMv6 Pi.</text:span></text:p>
      <text:p text:style-name="Standard"><text:span text:style-name="T5">Solution: Ensure fr24feed version 1.0.55-1 or later is installed. Contact FR24 support if the repo only provides 1.0.55-0.</text:span></text:p>
      <text:p text:style-name="Standard"/>
      <text:h text:style-name="Heading_20_2" text:outline-level="2"><text:span text:style-name="T8">WiFi connects but drops after ~10 minutes</text:span></text:h>
      <text:p text:style-name="Standard"><text:span text:style-name="T5">Cause: WiFi power saving mode enabled.</text:span></text:p>
      <text:p text:style-name="Standard"><text:span text:style-name="T5">Solution: Create /etc/NetworkManager/conf.d/wifi-powersave-off.conf with wifi.powersave = 2 (see section 3.4).</text:span></text:p>
      <text:p text:style-name="Standard"/>
      <text:h text:style-name="Heading_20_2" text:outline-level="2"><text:span text:style-name="T8">WiFi shows 'network not found' despite network being visible in scan</text:span></text:h>
      <text:p text:style-name="Standard"><text:span text:style-name="T5">Cause: WPA3 negotiation failure with RTL8188CUS chip, or driver state issue.</text:span></text:p>
      <text:p text:style-name="Standard"><text:span text:style-name="T5">Solution: Force WPA2 using the nmcli connection profile (see section 3.3), or toggle WiFi radio off/on: sudo nmcli radio wifi off &amp;&amp; sudo nmcli radio wifi on</text:span></text:p>
      <text:p text:style-name="Standard"/>
      <text:h text:style-name="Heading_20_2" text:outline-level="2"><text:span text:style-name="T8">gmap.html shows 'Problem fetching data from dump1090'</text:span></text:h>
      <text:p text:style-name="Standard"><text:span text:style-name="T5">Cause: fr24feed is spawning its own dump1090 instance (without --net) instead of using the standalone one.</text:span></text:p>
      <text:p text:style-name="Standard"><text:span text:style-name="T5">Solution: Ensure fr24feed.ini uses receiver="beast-tcp" and host="127.0.0.1:30005", and that the standalone dump1090-mutability service is running.</text:span></text:p>
      <text:p text:style-name="Standard"/>
      <text:h text:style-name="Heading_20_2" text:outline-level="2"><text:span text:style-name="T8">dump1090-mutability shows 'disabled' and won't start</text:span></text:h>
      <text:p text:style-name="Standard"><text:span text:style-name="T5">Cause: START_DUMP1090 is set to "no" in /etc/default/dump1090-mutability.</text:span></text:p>
      <text:p text:style-name="Standard"><text:span text:style-name="T5">Solution: Run: sudo sed -i 's/START_DUMP1090="no"/START_DUMP1090="yes"/' /etc/default/dump1090-mutability</text:span></text:p>
      <text:p text:style-name="Standard"/>
      <text:h text:style-name="Heading_20_2" text:outline-level="2"><text:span text:style-name="T8">fr24feed shows 'Connection refused' connecting to dump1090</text:span></text:h>
      <text:p text:style-name="Standard"><text:span text:style-name="T5">Cause: fr24feed started before dump1090-mutability was ready, or incorrect host/port in fr24feed.ini.</text:span></text:p>
      <text:p text:style-name="Standard"><text:soft-page-break/><text:span text:style-name="T5">Solution: Ensure host="127.0.0.1:30005" (port included in host string) in fr24feed.ini, then restart fr24feed after dump1090 is running.</text:span></text:p>
      <text:p text:style-name="Standard"/>
      <text:p text:style-name="P4"/>
      <text:p text:style-name="Standard"/>
      <text:h text:style-name="Heading_20_1" text:outline-level="1"><text:span text:style-name="T4">11. Important Files to Back Up</text:span>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11">File</text:span></text:p>
          </table:table-cell>
          <table:table-cell table:style-name="Table1.A1" office:value-type="string">
            <text:p text:style-name="Standard"><text:span text:style-name="T11">Purpose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2">/etc/fr24feed.ini</text:span></text:p>
          </table:table-cell>
          <table:table-cell table:style-name="Table1.B2" office:value-type="string">
            <text:p text:style-name="Standard"><text:span text:style-name="T13">FR24 feeder config including your fr24key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12">/etc/default/dump1090-mutability</text:span></text:p>
          </table:table-cell>
          <table:table-cell table:style-name="Table1.B3" office:value-type="string">
            <text:p text:style-name="Standard"><text:span text:style-name="T13">dump1090 startup configuration</text:span>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12">/etc/modprobe.d/blacklist-rtl.conf</text:span></text:p>
          </table:table-cell>
          <table:table-cell table:style-name="Table1.B4" office:value-type="string">
            <text:p text:style-name="Standard"><text:span text:style-name="T13">RTL-SDR kernel module blacklist</text:span></text:p>
          </table:table-cell>
        </table:table-row>
        <table:table-row table:style-name="Table1.1">
          <table:table-cell table:style-name="Table1.A5" office:value-type="string">
            <text:p text:style-name="Standard"><text:span text:style-name="T12">/etc/NetworkManager/system-connections/</text:span></text:p>
          </table:table-cell>
          <table:table-cell table:style-name="Table1.B5" office:value-type="string">
            <text:p text:style-name="Standard"><text:span text:style-name="T13">WiFi connection profiles</text:span>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12">/etc/NetworkManager/conf.d/wifi-powersave-off.conf</text:span></text:p>
          </table:table-cell>
          <table:table-cell table:style-name="Table1.B6" office:value-type="string">
            <text:p text:style-name="Standard"><text:span text:style-name="T13">WiFi power saving config</text:span></text:p>
          </table:table-cell>
        </table:table-row>
      </table:table>
      <text:p text:style-name="Standard"/>
      <text:p text:style-name="P4"/>
      <text:p text:style-name="Standard"/>
      <text:h text:style-name="Heading_20_1" text:outline-level="1"><text:span text:style-name="T4">12. Quick Reference Commands</text:span></text:h>
      <text:p text:style-name="Standard"/>
      <text:h text:style-name="Heading_20_3" text:outline-level="3"><text:span text:style-name="T14">Check all service statuses</text:span></text:h>
      <text:p text:style-name="P6"><text:span text:style-name="T9">sudo systemctl status fr24feed dump1090-mutability lighttpd</text:span></text:p>
      <text:p text:style-name="Standard"/>
      <text:h text:style-name="Heading_20_3" text:outline-level="3"><text:span text:style-name="T14">View fr24feed live log</text:span></text:h>
      <text:p text:style-name="P6"><text:span text:style-name="T9">sudo journalctl -fu fr24feed</text:span></text:p>
      <text:p text:style-name="Standard"/>
      <text:h text:style-name="Heading_20_3" text:outline-level="3"><text:span text:style-name="T14">Verify only one dump1090 instance</text:span></text:h>
      <text:p text:style-name="P6"><text:span text:style-name="T9">ps aux | grep dump1090</text:span></text:p>
      <text:p text:style-name="Standard"/>
      <text:h text:style-name="Heading_20_3" text:outline-level="3"><text:span text:style-name="T14">Check listening ports</text:span></text:h>
      <text:p text:style-name="P6"><text:span text:style-name="T9">sudo ss -tlnp | grep -E 'dump1090|lighttpd'</text:span></text:p>
      <text:p text:style-name="Standard"/>
      <text:h text:style-name="Heading_20_3" text:outline-level="3"><text:span text:style-name="T14">Check WiFi status</text:span></text:h>
      <text:p text:style-name="P6"><text:span text:style-name="T9">ip a s wlan0 &amp;&amp; nmcli connection show --active</text:span></text:p>
      <text:p text:style-name="Standard"/>
      <text:h text:style-name="Heading_20_3" text:outline-level="3"><text:span text:style-name="T14">Restart all services</text:span></text:h>
      <text:p text:style-name="P6"><text:span text:style-name="T9">sudo systemctl restart dump1090-mutability &amp;&amp; sudo systemctl restart fr24feed &amp;&amp; sudo systemctl restart lighttp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chapter">
      <style:paragraph-properties fo:margin-top="0.635cm" fo:margin-bottom="0.212cm" style:contextual-spacing="false"/>
      <style:text-properties fo:color="#1f4e79" loext:opacity="100%" style:font-name="Arial1" fo:font-family="Arial" style:font-family-generic="swiss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chapter">
      <style:paragraph-properties fo:margin-top="0.423cm" fo:margin-bottom="0.212cm" style:contextual-spacing="false"/>
      <style:text-properties fo:color="#2e75b6" loext:opacity="100%" style:font-name="Arial1" fo:font-family="Arial" style:font-family-generic="swiss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default-outline-level="3" style:list-style-name="" style:class="chapter">
      <style:paragraph-properties fo:margin-top="0.353cm" fo:margin-bottom="0.141cm" style:contextual-spacing="false"/>
      <style:text-properties fo:color="#2e75b6" loext:opacity="100%"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fo:color="#888888" loext:opacity="100%" fo:font-size="9pt" officeooo:paragraph-rsid="001579d2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Flightradar24 Setup Guide — Page <text:bookmark-start text:name="PageNumWizard_FOOTER_Default Page Style1"/><text:page-number text:select-page="current">7</text:page-number><text:bookmark-end text:name="PageNumWizard_FOOTER_Default Page Style1"/><text:s/>/ 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-named</meta:initial-creator>
    <dc:creator>Marc Gaillard</dc:creator>
    <meta:editing-cycles>2</meta:editing-cycles>
    <meta:creation-date>2026-03-08T13:34:51.984000000</meta:creation-date>
    <dc:date>2026-03-08T20:10:29.358950000</dc:date>
    <meta:editing-duration>PT4M39S</meta:editing-duration>
    <meta:document-statistic meta:table-count="1" meta:image-count="0" meta:object-count="0" meta:page-count="7" meta:paragraph-count="196" meta:word-count="1267" meta:character-count="9103" meta:non-whitespace-character-count="8029"/>
    <meta:generator>LibreOffice/25.2.5.2$MacOSX_X86_64 LibreOffice_project/03d19516eb2e1dd5d4ccd751a0d6f35f35e08022</meta:generator>
  </office:meta>
</office:document-meta>
</file>